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Behavior.setPopup( boolean pop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Behavior.setDisableSecondClick( boolean disableSecond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Behavior.preRender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2">
            <text:p text:style-name="Table_20_Contents">32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ButtonBehavior.renderStart( 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Behavior.setAccessKey( char access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ttonBehavior.setType(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ttonBehavior.setAttribute( String name , String value , String fac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ttonBehavior.setTargetScope( String targe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Behavior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Behavior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Behavior.renderEnd( Appender appen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ttonBehavior.getActionUr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uttonBehavio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Behavior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Behavior.getPopup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Behavior.addParameter( String name , Object value , String fac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ttonBehavio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